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6"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7"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38" style:family="paragraph" style:parent-style-name="Text_20_body">
      <style:text-properties fo:language="ru" fo:country="RU"/>
    </style:style>
    <style:style style:name="P39" style:family="paragraph" style:parent-style-name="Text_20_body">
      <style:paragraph-properties fo:text-align="justify" style:justify-single-word="false"/>
      <style:text-properties fo:language="ru" fo:country="RU"/>
    </style:style>
    <style:style style:name="P40"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81d4fd"/>
    </style:style>
    <style:style style:name="P52"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3"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54"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5"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6"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3"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4"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5"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6" style:family="paragraph" style:parent-style-name="First_20_line_20_indent">
      <style:text-properties officeooo:rsid="0038cae1" officeooo:paragraph-rsid="0038cae1"/>
    </style:style>
    <style:style style:name="P67" style:family="paragraph" style:parent-style-name="First_20_line_20_indent">
      <style:text-properties officeooo:rsid="003a9e10" officeooo:paragraph-rsid="003a9e10"/>
    </style:style>
    <style:style style:name="P68" style:family="paragraph" style:parent-style-name="First_20_line_20_indent">
      <style:text-properties fo:language="ru" fo:country="RU" officeooo:rsid="0038cae1" officeooo:paragraph-rsid="0038cae1"/>
    </style:style>
    <style:style style:name="P69" style:family="paragraph" style:parent-style-name="First_20_line_20_indent">
      <style:text-properties fo:language="ru" fo:country="RU" officeooo:rsid="0038cae1" officeooo:paragraph-rsid="003a9e10"/>
    </style:style>
    <style:style style:name="P70" style:family="paragraph" style:parent-style-name="First_20_line_20_indent">
      <style:text-properties fo:language="ru" fo:country="RU" officeooo:rsid="003a9e10" officeooo:paragraph-rsid="003a9e10"/>
    </style:style>
    <style:style style:name="P71" style:family="paragraph" style:parent-style-name="First_20_line_20_indent">
      <style:text-properties fo:font-size="15pt" fo:language="ru" fo:country="RU" officeooo:rsid="003a9e10" officeooo:paragraph-rsid="003a9e10" style:font-size-asian="15pt" style:font-size-complex="15pt"/>
    </style:style>
    <style:style style:name="P72" style:family="paragraph" style:parent-style-name="First_20_line_20_indent">
      <style:paragraph-properties fo:margin-left="0cm" fo:margin-right="0cm" fo:text-indent="0cm" style:auto-text-indent="false"/>
      <style:text-properties officeooo:rsid="0036b666" officeooo:paragraph-rsid="0036b666"/>
    </style:style>
    <style:style style:name="P73"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7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7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7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8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8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8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8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71ce4" officeooo:paragraph-rsid="00769cd4"/>
    </style:style>
    <style:style style:name="P84"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b347a"/>
    </style:style>
    <style:style style:name="P8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9c144"/>
    </style:style>
    <style:style style:name="P8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8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1d4fd" officeooo:paragraph-rsid="0081d4fd"/>
    </style:style>
    <style:style style:name="P8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8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9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7e9387"/>
    </style:style>
    <style:style style:name="P9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b347a" officeooo:paragraph-rsid="007b347a"/>
    </style:style>
    <style:style style:name="P9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c2bb7" officeooo:paragraph-rsid="007c2bb7"/>
    </style:style>
    <style:style style:name="P9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e9387" officeooo:paragraph-rsid="007e9387"/>
    </style:style>
    <style:style style:name="P9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df046" officeooo:paragraph-rsid="008011e6"/>
    </style:style>
    <style:style style:name="P9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9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cd6fa" officeooo:paragraph-rsid="006cd6fa"/>
    </style:style>
    <style:style style:name="P9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e63df" officeooo:paragraph-rsid="006e63df"/>
    </style:style>
    <style:style style:name="P9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df046" officeooo:paragraph-rsid="007df046"/>
    </style:style>
    <style:style style:name="P9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10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83672f"/>
    </style:style>
    <style:style style:name="P10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e9387" officeooo:paragraph-rsid="007e9387"/>
    </style:style>
    <style:style style:name="P10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3672f" officeooo:paragraph-rsid="0083672f"/>
    </style:style>
    <style:style style:name="P10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10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c2bb7"/>
    </style:style>
    <style:style style:name="P10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df046"/>
    </style:style>
    <style:style style:name="P10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771ce4" officeooo:paragraph-rsid="007b347a"/>
    </style:style>
    <style:style style:name="P107" style:family="paragraph" style:parent-style-name="Heading_20_1">
      <style:paragraph-properties fo:margin-left="0cm" fo:margin-right="0cm" fo:text-align="center" style:justify-single-word="false" fo:text-indent="0.499cm" style:auto-text-indent="false"/>
    </style:style>
    <style:style style:name="P108" style:family="paragraph" style:parent-style-name="Heading_20_2">
      <style:text-properties fo:language="ru" fo:country="RU"/>
    </style:style>
    <style:style style:name="P109" style:family="paragraph" style:parent-style-name="Heading_20_2">
      <style:text-properties fo:language="ru" fo:country="RU" officeooo:rsid="0042e052"/>
    </style:style>
    <style:style style:name="P110" style:family="paragraph" style:parent-style-name="Heading_20_2">
      <style:paragraph-properties fo:margin-left="0cm" fo:margin-right="0cm" fo:text-indent="0.499cm" style:auto-text-indent="false"/>
    </style:style>
    <style:style style:name="P111" style:family="paragraph" style:parent-style-name="First_20_line_20_indent" style:list-style-name="L14"/>
    <style:style style:name="P112" style:family="paragraph" style:parent-style-name="First_20_line_20_indent" style:list-style-name="L14">
      <style:text-properties officeooo:rsid="0036b666" officeooo:paragraph-rsid="0036b666"/>
    </style:style>
    <style:style style:name="P113" style:family="paragraph" style:parent-style-name="First_20_line_20_indent" style:list-style-name="L14">
      <style:text-properties fo:language="ru" fo:country="RU" officeooo:rsid="0036b666" officeooo:paragraph-rsid="0036b666"/>
    </style:style>
    <style:style style:name="P114" style:family="paragraph" style:parent-style-name="First_20_line_20_indent" style:list-style-name="L15">
      <style:text-properties fo:language="ru" fo:country="RU" officeooo:rsid="0036b666" officeooo:paragraph-rsid="0036b666"/>
    </style:style>
    <style:style style:name="P115"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116" style:family="paragraph" style:parent-style-name="Text_20_body" style:list-style-name="L4">
      <style:text-properties fo:language="ru" fo:country="RU"/>
    </style:style>
    <style:style style:name="P117" style:family="paragraph" style:parent-style-name="Text_20_body" style:list-style-name="L5">
      <style:text-properties fo:language="ru" fo:country="RU" officeooo:paragraph-rsid="001adbb3"/>
    </style:style>
    <style:style style:name="P118" style:family="paragraph" style:parent-style-name="Text_20_body" style:list-style-name="L6">
      <style:paragraph-properties fo:text-align="justify" style:justify-single-word="false"/>
      <style:text-properties fo:language="ru" fo:country="RU"/>
    </style:style>
    <style:style style:name="P119" style:family="paragraph" style:parent-style-name="Text_20_body" style:list-style-name="L7">
      <style:paragraph-properties fo:text-align="justify" style:justify-single-word="false"/>
      <style:text-properties fo:language="ru" fo:country="RU"/>
    </style:style>
    <style:style style:name="P120" style:family="paragraph" style:parent-style-name="Text_20_body" style:list-style-name="L8">
      <style:paragraph-properties fo:text-align="justify" style:justify-single-word="false"/>
      <style:text-properties fo:language="ru" fo:country="RU"/>
    </style:style>
    <style:style style:name="P121"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122"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123"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124"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25"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26"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127"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128"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129"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130" style:family="paragraph" style:parent-style-name="Text_20_body">
      <style:paragraph-properties fo:margin-top="0cm" fo:margin-bottom="0.212cm" style:contextual-spacing="false" fo:text-align="justify" style:justify-single-word="false"/>
      <style:text-properties fo:language="ru" fo:country="RU" officeooo:rsid="0080a8f8" officeooo:paragraph-rsid="0080a8f8"/>
    </style:style>
    <style:style style:name="P131"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13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0a8f8" officeooo:paragraph-rsid="0080a8f8"/>
    </style:style>
    <style:style style:name="P13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8ece" officeooo:paragraph-rsid="00878ece"/>
    </style:style>
    <style:style style:name="P13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7a9b7"/>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ru" fo:country="RU" officeooo:rsid="00771ce4"/>
    </style:style>
    <style:style style:name="T35" style:family="text">
      <style:text-properties fo:language="ru" fo:country="RU" officeooo:rsid="007854bb"/>
    </style:style>
    <style:style style:name="T36" style:family="text">
      <style:text-properties fo:language="ru" fo:country="RU" officeooo:rsid="0079bb11"/>
    </style:style>
    <style:style style:name="T37" style:family="text">
      <style:text-properties fo:language="ru" fo:country="RU" officeooo:rsid="0079c144"/>
    </style:style>
    <style:style style:name="T38" style:family="text">
      <style:text-properties fo:language="ru" fo:country="RU" officeooo:rsid="007b347a"/>
    </style:style>
    <style:style style:name="T39" style:family="text">
      <style:text-properties fo:language="ru" fo:country="RU" officeooo:rsid="007c2bb7"/>
    </style:style>
    <style:style style:name="T40" style:family="text">
      <style:text-properties fo:language="ru" fo:country="RU" officeooo:rsid="007df046"/>
    </style:style>
    <style:style style:name="T41" style:family="text">
      <style:text-properties fo:language="ru" fo:country="RU" officeooo:rsid="007e9387"/>
    </style:style>
    <style:style style:name="T42" style:family="text">
      <style:text-properties fo:language="ru" fo:country="RU" officeooo:rsid="007ed975"/>
    </style:style>
    <style:style style:name="T43" style:family="text">
      <style:text-properties fo:language="ru" fo:country="RU" officeooo:rsid="008011e6"/>
    </style:style>
    <style:style style:name="T44" style:family="text">
      <style:text-properties fo:language="ru" fo:country="RU" officeooo:rsid="00808b14"/>
    </style:style>
    <style:style style:name="T45" style:family="text">
      <style:text-properties fo:language="ru" fo:country="RU" officeooo:rsid="0081d4fd"/>
    </style:style>
    <style:style style:name="T46" style:family="text">
      <style:text-properties fo:language="ru" fo:country="RU" officeooo:rsid="0087a9b7"/>
    </style:style>
    <style:style style:name="T47" style:family="text">
      <style:text-properties fo:language="en" fo:country="US"/>
    </style:style>
    <style:style style:name="T48" style:family="text">
      <style:text-properties fo:language="en" fo:country="US" officeooo:rsid="0067e160"/>
    </style:style>
    <style:style style:name="T49" style:family="text">
      <style:text-properties fo:language="en" fo:country="US" officeooo:rsid="0081d4fd"/>
    </style:style>
    <style:style style:name="T50" style:family="text">
      <style:text-properties fo:language="en" fo:country="US" officeooo:rsid="008458d7"/>
    </style:style>
    <style:style style:name="T51" style:family="text">
      <style:text-properties fo:color="#800000"/>
    </style:style>
    <style:style style:name="T52" style:family="text">
      <style:text-properties fo:color="#800000" fo:language="ru" fo:country="RU"/>
    </style:style>
    <style:style style:name="T53" style:family="text">
      <style:text-properties style:use-window-font-color="true"/>
    </style:style>
    <style:style style:name="T54" style:family="text">
      <style:text-properties officeooo:rsid="00167d86"/>
    </style:style>
    <style:style style:name="T55" style:family="text">
      <style:text-properties officeooo:rsid="0018c4f4"/>
    </style:style>
    <style:style style:name="T56" style:family="text">
      <style:text-properties officeooo:rsid="003f3519"/>
    </style:style>
    <style:style style:name="T57" style:family="text">
      <style:text-properties fo:color="#ff3333" fo:language="ru" fo:country="RU"/>
    </style:style>
    <style:style style:name="T58" style:family="text">
      <style:text-properties fo:color="#ff3333" officeooo:rsid="0081d4fd"/>
    </style:style>
    <style:style style:name="T59" style:family="text">
      <style:text-properties fo:color="#ff3333" officeooo:rsid="008458d7"/>
    </style:style>
    <style:style style:name="T60" style:family="text">
      <style:text-properties fo:color="#ff3333" officeooo:rsid="00866523"/>
    </style:style>
    <style:style style:name="T61" style:family="text">
      <style:text-properties fo:color="#ff3333" officeooo:rsid="0087a9b7"/>
    </style:style>
    <style:style style:name="T62" style:family="text">
      <style:text-properties officeooo:rsid="004c0973"/>
    </style:style>
    <style:style style:name="T63" style:family="text">
      <style:text-properties officeooo:rsid="0050032e"/>
    </style:style>
    <style:style style:name="T64" style:family="text">
      <style:text-properties officeooo:rsid="00512708"/>
    </style:style>
    <style:style style:name="T65" style:family="text">
      <style:text-properties officeooo:rsid="00536eae"/>
    </style:style>
    <style:style style:name="T66" style:family="text">
      <style:text-properties officeooo:rsid="0057537e"/>
    </style:style>
    <style:style style:name="T67" style:family="text">
      <style:text-properties officeooo:rsid="0057b8d6"/>
    </style:style>
    <style:style style:name="T68" style:family="text">
      <style:text-properties officeooo:rsid="0058940c"/>
    </style:style>
    <style:style style:name="T69" style:family="text">
      <style:text-properties officeooo:rsid="005e28af"/>
    </style:style>
    <style:style style:name="T70" style:family="text">
      <style:text-properties officeooo:rsid="00670d81"/>
    </style:style>
    <style:style style:name="T71" style:family="text">
      <style:text-properties officeooo:rsid="006e63df"/>
    </style:style>
    <style:style style:name="T72" style:family="text">
      <style:text-properties officeooo:rsid="00706e09"/>
    </style:style>
    <style:style style:name="T73" style:family="text">
      <style:text-properties officeooo:rsid="00738d4d"/>
    </style:style>
    <style:style style:name="T74" style:family="text">
      <style:text-properties officeooo:rsid="00769cd4"/>
    </style:style>
    <style:style style:name="T75" style:family="text">
      <style:text-properties officeooo:rsid="0079c144"/>
    </style:style>
    <style:style style:name="T76" style:family="text">
      <style:text-properties officeooo:rsid="007e9387"/>
    </style:style>
    <style:style style:name="T77" style:family="text">
      <style:text-properties officeooo:rsid="008011e6"/>
    </style:style>
    <style:style style:name="T78" style:family="text">
      <style:text-properties officeooo:rsid="0081d4fd"/>
    </style:style>
    <style:style style:name="T79" style:family="text">
      <style:text-properties officeooo:rsid="008458d7"/>
    </style:style>
    <style:style style:name="T80" style:family="text">
      <style:text-properties officeooo:rsid="00866523"/>
    </style:style>
    <style:style style:name="T81" style:family="text">
      <style:text-properties officeooo:rsid="00876de6"/>
    </style:style>
    <style:style style:name="T82" style:family="text">
      <style:text-properties officeooo:rsid="0087995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Последний фанфик</text:h>
      <text:p text:style-name="P1"/>
      <text:p text:style-name="P16">Оригинал (недоступен, «<text:span text:style-name="T56">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15"><text:a xlink:type="simple" xlink:href="http://everypony.ru/fanfik-na-dosuge-iskrenne-tvoya">http://everypony.ru/fanfik-na-dosuge-iskrenne-tvoya</text:a></text:p>
      <text:p text:style-name="P15"/>
      <text:p text:style-name="P15"><text:a xlink:type="simple" xlink:href="http://everypony.ru/rasskaz-tysyacha-let-v-odinochestve">http://everypony.ru/rasskaz-tysyacha-let-v-odinochestve</text:a></text:p>
      <text:p text:style-name="P15"><text:a xlink:type="simple" xlink:href="https://darkpony.ru/vechno-moloda">https://darkpony.ru/vechno-moloda</text:a></text:p>
      <text:p text:style-name="P15"><text:a xlink:type="simple" xlink:href="https://darkpony.ru/tvajlajt-sparkl-zavarivaet-chaj/">https://darkpony.ru/tvajlajt-sparkl-zavarivaet-chaj/</text:a></text:p>
      <text:p text:style-name="P19"><text:a xlink:type="simple" xlink:href="http://everypony.ru/instrukciya-po-pravilnomu-shippingu">http://everypony.ru/instrukciya-po-pravilnomu-shippingu</text:a></text:p>
      <text:p text:style-name="P19"><text:a xlink:type="simple" xlink:href="https://darkpony.ru/pastoralnyj-fanfik-pro-krizalis">https://darkpony.ru/pastoralnyj-fanfik-pro-krizalis</text:a></text:p>
      <text:p text:style-name="P19"><text:a xlink:type="simple" xlink:href="http://everypony.ru/kogda-mne-bylo-tridcat">http://everypony.ru/kogda-mne-bylo-tridcat</text:a></text:p>
      <text:p text:style-name="P19"><text:a xlink:type="simple" xlink:href="https://darkpony.ru/samoe-zavetnoe-zhelanie/">https://darkpony.ru/samoe-zavetnoe-zhelanie/</text:a></text:p>
      <text:p text:style-name="P19"><text:a xlink:type="simple" xlink:href="https://darkpony.ru/rent-a-love">https://darkpony.ru/rent-a-love</text:a></text:p>
      <text:p text:style-name="P20"><text:a xlink:type="simple" xlink:href="https://darkpony.ru/rent-a-love-never-ever/">https://darkpony.ru/rent-a-love-never-ever/</text:a></text:p>
      <text:p text:style-name="P20"><text:a xlink:type="simple" xlink:href="http://everypony.ru/fanfik-na-dosuge-princessa-selestiya-nenavidit-chaj">http://everypony.ru/fanfik-na-dosuge-princessa-selestiya-nenavidit-chaj</text:a></text:p>
      <text:p text:style-name="P20"><text:a xlink:type="simple" xlink:href="https://darkpony.ru/to-chto-ty-ne-xochesh-znat/">https://darkpony.ru/to-chto-ty-ne-xochesh-znat/</text:a></text:p>
      <text:p text:style-name="P20"/>
      <text:p text:style-name="P20"><text:a xlink:type="simple" xlink:href="http://everypony.ru/rasskaz-zabiraj">http://everypony.ru/rasskaz-zabiraj</text:a></text:p>
      <text:p text:style-name="P20"><text:a xlink:type="simple" xlink:href="http://stories.everypony.ru/story/32/download/Selestiya_tozhe_lyubit_maffiny.html.zip">http://stories.everypony.ru/story/32/download/Selestiya_tozhe_lyubit_maffiny.html.zip</text:a></text:p>
      <text:p text:style-name="P21"><text:a xlink:type="simple" xlink:href="http://everypony.ru/rasskaz-upavshee-nebo">http://everypony.ru/rasskaz-upavshee-nebo</text:a></text:p>
      <text:p text:style-name="P22"><text:a xlink:type="simple" xlink:href="http://everypony.ru/rasskaz-fabrika-radug">http://everypony.ru/rasskaz-fabrika-radug</text:a></text:p>
      <text:p text:style-name="P22"><text:a xlink:type="simple" xlink:href="http://everypony.ru/rasskaz-po-tu-storonu-radugi">http://everypony.ru/rasskaz-po-tu-storonu-radugi</text:a></text:p>
      <text:p text:style-name="P23"><text:a xlink:type="simple" xlink:href="http://everypony.ru/rasskaz-iz-chego-sostoit-raduga">http://everypony.ru/rasskaz-iz-chego-sostoit-raduga</text:a></text:p>
      <text:p text:style-name="P23"><text:a xlink:type="simple" xlink:href="http://everypony.ru/rasskaz-i-krylyami-svoimi-ya-ukroyu-tebya">http://everypony.ru/rasskaz-i-krylyami-svoimi-ya-ukroyu-tebya</text:a></text:p>
      <text:p text:style-name="P23"><text:a xlink:type="simple" xlink:href="https://darkpony.ru/ksenofiliya/">https://darkpony.ru/ksenofiliya/</text:a></text:p>
      <text:p text:style-name="P24"><text:a xlink:type="simple" xlink:href="https://darkpony.ru/xudozhnik-v-ekvestrii-dobavlena-sedmaya-glava/">https://darkpony.ru/xudozhnik-v-ekvestrii-dobavlena-sedmaya-glava/</text:a></text:p>
      <text:p text:style-name="P24"><text:a xlink:type="simple" xlink:href="https://darkpony.ru/ulybka-aktrisy/">https://darkpony.ru/ulybka-aktrisy/</text:a></text:p>
      <text:p text:style-name="P24"><text:a xlink:type="simple" xlink:href="https://darkpony.ru/liniya-gorizonta/">https://darkpony.ru/liniya-gorizonta/</text:a></text:p>
      <text:p text:style-name="P24"><text:a xlink:type="simple" xlink:href="http://everypony.ru/rasskaz-svet-vo-tme">http://everypony.ru/rasskaz-svet-vo-tme</text:a></text:p>
      <text:p text:style-name="P24"><text:a xlink:type="simple" xlink:href="http://everypony.ru/rasskaz-apollon">http://everypony.ru/rasskaz-apollon</text:a></text:p>
      <text:p text:style-name="P25"><text:a xlink:type="simple" xlink:href="http://everypony.ru/rasskaz-ponifikaciya-stroptivyx">http://everypony.ru/rasskaz-ponifikaciya-stroptivyx</text:a></text:p>
      <text:p text:style-name="P25"><text:soft-page-break/><text:a xlink:type="simple" xlink:href="http://everypony.ru/ponytopia">http://everypony.ru/ponytopia</text:a></text:p>
      <text:p text:style-name="P25"><text:a xlink:type="simple" xlink:href="http://everypony.ru/rasskaz-maxovik-apokalipsisa">http://everypony.ru/rasskaz-maxovik-apokalipsisa</text:a></text:p>
      <text:p text:style-name="P25"><text:a xlink:type="simple" xlink:href="https://darkpony.ru/keksiki-cupcakes/">https://darkpony.ru/keksiki-cupcakes/</text:a></text:p>
      <text:p text:style-name="P26"><text:a xlink:type="simple" xlink:href="https://darkpony.ru/keksiki-reabilitaciya/">https://darkpony.ru/keksiki-reabilitaciya/</text:a></text:p>
      <text:p text:style-name="P26"><text:a xlink:type="simple" xlink:href="https://darkpony.ru/adazhio-dueta-strunnyx-instrumentov/">https://darkpony.ru/adazhio-dueta-strunnyx-instrumentov/</text:a></text:p>
      <text:p text:style-name="P26"><text:a xlink:type="simple" xlink:href="https://darkpony.ru/chto-sluchilos-v-eppldzhek-podarok/">https://darkpony.ru/chto-sluchilos-v-eppldzhek-podarok/</text:a></text:p>
      <text:p text:style-name="P26"><text:a xlink:type="simple" xlink:href="https://darkpony.ru/pz1/">https://darkpony.ru/pz1/</text:a></text:p>
      <text:p text:style-name="P26"/>
      <text:p text:style-name="P27">Обзоры:</text:p>
      <text:p text:style-name="P27"><text:a xlink:type="simple" xlink:href="http://everypony.ru/po-sledam-epizoda-magical-mystery-cure-volshebnoe-tainstvennoe-chudodejstvie">http://everypony.ru/po-sledam-epizoda-magical-mystery-cure-volshebnoe-tainstvennoe-chudodejstvie</text:a></text:p>
      <text:p text:style-name="P27"><text:a xlink:type="simple" xlink:href="http://tabun.everypony.ru/blog/science/75513.html">http://tabun.everypony.ru/blog/science/75513.html</text:a></text:p>
      <text:p text:style-name="P27"/>
      <text:p text:style-name="P27"/>
      <text:h text:style-name="Heading_20_2" text:outline-level="2">Идеи</text:h>
      <text:p text:style-name="P27"><text:span text:style-name="T23">1) </text:span>добавить детектив <text:span text:style-name="T23">(реализовано)</text:span>+ магические уроки/трактаты Старсвирла</text:p>
      <text:p text:style-name="P17">2) Книги:</text:p>
      <text:p text:style-name="P17">- «Высшие заклинания в повседневном использовании: от песчинки до дворца»</text:p>
      <text:p text:style-name="P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17">– <text:s/>Дасти Вейфарер «Зебрианская культура, быт и фольклор»</text:p>
      <text:p text:style-name="P17">– «Краткая история Эквестрии»</text:p>
      <text:p text:style-name="P17">– «Шедевры архитектуры Эквестрии» с разделом о Кантерлотском Королевском Дворце</text:p>
      <text:p text:style-name="P18">– «Великие дела и великие чары». Страница 893: ...</text:p>
      <text:p text:style-name="P17"/>
      <text:p text:style-name="P27"/>
      <text:h text:style-name="Heading_20_2" text:outline-level="2">Действующие лица</text:h>
      <text:p text:style-name="P27">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text:soft-page-break/>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text:soft-page-break/>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text:soft-page-break/>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text:soft-page-break/>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text:soft-page-break/>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text:soft-page-break/>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text:soft-page-break/>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text:soft-page-break/>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text:soft-page-break/>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text:soft-page-break/>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text:soft-page-break/>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text:soft-page-break/>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text:soft-page-break/>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text:soft-page-break/>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text:soft-page-break/>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text:soft-page-break/>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text:soft-page-break/>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text:soft-page-break/>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text:soft-page-break/>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text:soft-page-break/>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text:soft-page-break/>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text:soft-page-break/>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text:soft-page-break/>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text:soft-page-break/>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text:soft-page-break/>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text:soft-page-break/>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text:soft-page-break/>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text:soft-page-break/>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text:soft-page-break/>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text:soft-page-break/>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text:soft-page-break/>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text:soft-page-break/>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text:soft-page-break/>-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text:soft-page-break/>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text:soft-page-break/>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text:soft-page-break/>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text:soft-page-break/>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8">javascript"&gt;DOCS_modelChunk = [{"ty":"is","s":"– Ну хорошо, продолжу. “Как успехи в поисках принцессы Селестии? Пиши нам, пожалуйста, побольше. Ты так и</text:p>
      <text:p text:style-name="P29">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9">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9">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9">ется вовсю, пока мы тут ночей не спим. А ну дай-ка…\nЭпплджек выхватила листок и начала править текст.\n– Так… Так… И вот так! Теперь порядок! – Эпплдже</text:p>
      <text:p text:style-name="P29">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9">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9">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9">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9">.\n– “Надеюсь, ты скоро найдёшь нашу принцессу.” – продолжила Флаттершай. – “Потому что нам её искать плохо получается. Макс долго искал и, наконец, наш</text:p>
      <text:p text:style-name="P29">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9">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9">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9">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9"><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9">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9"><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9">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9">жей! \n– Лучше бы он от нас просто отстал. Мы ему ничего плохого не сделали. – вздохнула Флаттершай и продолжила. – “Надеюсь, у тебя всё хорошо? Ты так</text:p>
      <text:p text:style-name="P29">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9"><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9">л снеговик — он съехал на него с пригорка и Макс еле вырвался.”\n– Агась, вырвался бы он, если бы не я. Дай-ка сюда письмо...\n– “...хорошо, что рядом б</text:p>
      <text:p text:style-name="P29">ыла Эпплджек и спасла его...”. – Так годится?\n– Пожалуй, да.\n– Хорошо. – “В общем, приезжай скорее. Так хочется, чтоб мы снова были вместе и чтобы все</text:p>
      <text:p text:style-name="P29"><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9">.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9">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9">Твоя Флатти”.\n– Да-да, я мигом! – Девушка схватила листок бумаги и помчалась к ноутбуку.\n\nОзарение\n\n\u003cФлаттершай смотрит млп и говорит - всё не</text:p>
      <text:p text:style-name="P29"><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9">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9"/>
      <text:p text:style-name="P28"/>
      <text:p text:style-name="P29"/>
      <text:h text:style-name="P110" text:outline-level="2">Озарение</text:h>
      <text:p text:style-name="P28">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9180092207949634778" text:style-name="L1">
        <text:list-item>
          <text:p text:style-name="P121">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127603661426189099" text:style-name="L2">
        <text:list-item>
          <text:p text:style-name="P122">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22"><text:soft-page-break/>Ну хорошо. Убедила. В конце-концов, можем поступить так. Вы с Флатти вернётесь обратно а я продолжу поиски здесь.</text:p>
        </text:list-item>
        <text:list-item>
          <text:p text:style-name="P122">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22">Вы можете связываться со мной раз в месяц по коридору.</text:p>
        </text:list-item>
        <text:list-item>
          <text:p text:style-name="P122">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22">Ну, не раз в месяц <text:span text:style-name="T4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9">Эпплджек недоверчиво хмыкнула.</text:p>
      <text:list xml:id="list8580847828523324818" text:style-name="L3">
        <text:list-item>
          <text:p text:style-name="P123">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23">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23">Конечно оставаться. Кто ещё, кроме нас, может найти её?</text:p>
        </text:list-item>
        <text:list-item>
          <text:p text:style-name="P123">Я думал, ты не сможешь оставить Энджела и всех остальных надолго.</text:p>
        </text:list-item>
        <text:list-item>
          <text:p text:style-name="P123">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124">Извини, Флаттершай, забылся.</text:p>
        </text:list-item>
        <text:list-item>
          <text:p text:style-name="P124">Та ладно, я ж не против, – возразила Эпплджек. – Не парься, Флатти. Было б хуже, если б он <text:s/>назвал меня Эпплджек на людях.</text:p>
        </text:list-item>
        <text:list-item>
          <text:p text:style-name="P124">Ты так... – запнулась Флаттершай. – Так быстро забыла свою ферму. И...</text:p>
        </text:list-item>
        <text:list-item>
          <text:p text:style-name="P124">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124">Как ты можешь так говорить? – расплакалась Флаттершай.</text:p>
        </text:list-item>
        <text:list-item>
          <text:p text:style-name="P124">Эй, девушки, не ссорьтесь! Мы — одна команда! И надеюсь, останемся ею и в дальнейшем. </text:p>
          <text:p text:style-name="P12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124">А если нет? – Эпплджек смотрела мне мне прямо в глаза.</text:p>
          <text:p text:style-name="P124">Я молча пожал плечами. Эпплджек уверенно продолжила.</text:p>
        </text:list-item>
        <text:list-item>
          <text:p text:style-name="P124">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124">Спасибо, ЭйДжей.</text:p>
        </text:list-item>
        <text:list-item>
          <text:p text:style-name="P124">Я об Эквестрии беспокоюсь. – ворчливо отозвалась Эпплджек. – Надо разобраться с этой ерундой наконец-то. И я чертовски намерена это сделать.</text:p>
          <text:p text:style-name="P124">Флаттершай пробормотала нечто, показавшееся мне знакомым.</text:p>
        </text:list-item>
        <text:list-item>
          <text:p text:style-name="P124">Флатти, ты что-то сказала? Я не расслышал.</text:p>
        </text:list-item>
        <text:list-item>
          <text:p text:style-name="P124">Намерение Изменяет Реальность.</text:p>
        </text:list-item>
        <text:list-item>
          <text:p text:style-name="P124">Эээ. А где ты слышала эту фразу, если не секрет?</text:p>
        </text:list-item>
        <text:list-item>
          <text:p text:style-name="P124">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124">У меня как будто вспыхнула лампочка в мозгу. Кирпичики быстро выстраивались в целостную картину. Я ринулся в прихожую.</text:p>
        </text:list-item>
        <text:list-item>
          <text:p text:style-name="P124">Флатти, ЭйДжей, буду через час. Ждите!</text:p>
        </text:list-item>
      </text:list>
      <text:p text:style-name="P29"/>
      <text:h text:style-name="P108" text:outline-level="2">Почти.</text:h>
      <text:p text:style-name="P32">В офисе меня встретил лыбящийся Стас.</text:p>
      <text:p text:style-name="P3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47">рас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7">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владовском домашнем компьютере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text:soft-page-break/>Ниточка, чуть было не прервавшаяся в офисе, повела в квартиру Влада.</text:p>
      <text:p text:style-name="P32"/>
      <text:h text:style-name="P109" text:outline-level="2">Дискорд</text:h>
      <text:p text:style-name="Text_20_body"/>
      <text:p text:style-name="P38">Девушки поспешно собирались, пока я растолковывал им задачу.</text:p>
      <text:list xml:id="list5341652688940195962" text:style-name="L4">
        <text:list-item>
          <text:p text:style-name="P116">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116">Это тот твой приятель, который разбился с полгода назад? – спросила Эпплджек.</text:p>
        </text:list-item>
      </text:list>
      <text:list xml:id="list690412246047368453" text:style-name="L5">
        <text:list-item>
          <text:p text:style-name="P117">Да, это он.</text:p>
        </text:list-item>
        <text:list-item>
          <text:p text:style-name="P117">А как мы попадём в его квартиру? Там сейчас кто-то живёт? – Флаттершай прыгала на одной ноге, натягивая кед.</text:p>
        </text:list-item>
        <text:list-item>
          <text:p text:style-name="P117">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9">В гараже я обошёл старый верный <text:span text:style-name="T47">Nissan Navara</text:span> и направился к маленькому электрическому <text:span text:style-name="T47">Eva. </text:span>Для того, чтоб не привлекать внимание, самое оно. <text:s/><text:span text:style-name="T47">&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47">&gt;</text:span></text:p>
      <text:p text:style-name="P3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7">&lt;</text:span>Плохо написано!<text:span text:style-name="T47">&gt;</text:span></text:p>
      <text:p text:style-name="P39">Я поднёс брелок пропуска к домофону, но дверь подъезда не открылась. Замигала красная лампочка и зажужжал зуммер.</text:p>
      <text:p text:style-name="P39">Я выругался.</text:p>
      <text:list xml:id="list7833855620362900942" text:style-name="L6">
        <text:list-item>
          <text:p text:style-name="P118">Макс, что случилось? У нас проблемы?</text:p>
        </text:list-item>
        <text:list-item>
          <text:p text:style-name="P118">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000096677331665288" text:style-name="L7">
        <text:list-item>
          <text:p text:style-name="P119">Так что, будем ломать дверь? – Эпплджек критически осмотрелась, подмечая бабулек на лавочке и зевак во внутреннем скверике.</text:p>
        </text:list-item>
      </text:list>
      <text:list xml:id="list2608457185703536873" text:style-name="L8">
        <text:list-item>
          <text:p text:style-name="P120">Нет нужды. Лучше станьте-ка сзади меня так, чтобы заслонить от этих бабулек и от вооон той камеры наблюдения.</text:p>
        </text:list-item>
      </text:list>
      <text:list xml:id="list7276528382727145185" text:style-name="L9">
        <text:list-header>
          <text:p text:style-name="P12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54">посторонних</text:span>, будем действовать аккуратнее.</text:p>
        </text:list-header>
      </text:list>
      <text:p text:style-name="P32">Я достал из внутреннего кармана куртки короткий <text:span text:style-name="T54">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list xml:id="list5746073900254626114" text:style-name="L10">
        <text:list-item>
          <text:p text:style-name="P126">Девушки, заходим.</text:p>
        </text:list-item>
      </text:list>
      <text:p text:style-name="P3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55">По моему опыту работы в “аквариуме” я знаю, что, к</text:span>ак правило, за <text:span text:style-name="T55">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4"><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6"><text:span text:style-name="T5">Компьютер</text:span> стоял там же, где и обычно <text:span text:style-name="T1">— в личном кабинете Влада на столе у окна.</text:span></text:p>
      <text:list xml:id="list1323649151755511076" text:style-name="L11">
        <text:list-item>
          <text:p text:style-name="P127">Макс, тут окно разбито! И верёвка какая-то висит. – крикнула Флаттершай из кухни.</text:p>
        </text:list-item>
        <text:list-item>
          <text:p text:style-name="P127">Оставь, Флатти, не сейчас! – отмахнулся я.</text:p>
        </text:list-item>
      </text:list>
      <text:p text:style-name="P65">Лампочка питания н<text:span text:style-name="T64">а</text:span> <text:span text:style-name="T64">ноутбуке</text:span> горела, <text:s/>но <text:span text:style-name="T64">подключенный </text:span>монитор оставался тёмным. Я постучал по пробелу, но безрезультатно.</text:p>
      <text:list xml:id="list1893566495641441908" text:style-name="L12">
        <text:list-item>
          <text:p text:style-name="P128">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28">Монитор выключен. – <text:s/>раздалось из угла. Кресло с высокой спинкой повернулось, открыв нашим взорам Дискорда. </text:p>
        </text:list-item>
      </text:list>
      <text:p text:style-name="P54"><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1">Он приподнял панамку, дурашливо здороваясь.</text:p>
      <text:list xml:id="list669115582266896255" text:style-name="L13">
        <text:list-item>
          <text:p text:style-name="P129">Оп-па! – пробормотала Эпплджек. – Нежданчик!</text:p>
        </text:list-item>
      </text:list>
      <text:list xml:id="list8621408089419202710" text:style-name="L14">
        <text:list-item>
          <text:p text:style-name="P131"><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111"><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112"><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113"><text:soft-page-break/>Видишь ли, дорогая Эй-Джей, я с самого начала знал, где находится наша уважаемая принцесса, <text:span text:style-name="T64">а времени в обрез, так что</text:span>...</text:p>
        </text:list-item>
      </text:list>
      <text:p text:style-name="P73">В проёме дверей появилась Флаттершай.</text:p>
      <text:list xml:id="list4148700528571991037" text:style-name="L15">
        <text:list-item>
          <text:p text:style-name="P114">С кем это вы тут разговариваете?</text:p>
          <text:p text:style-name="P115"><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2"><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68">– Жанна, Флатти, хватайте <text:span text:style-name="T64">ноут</text:span> и на выход! Я с ним разберусь! Не теряйте вре...!</text:p>
      <text:p text:style-name="P66"><text:span text:style-name="T1">– Т</text:span><text:span text:style-name="T12">Ы</text:span><text:span text:style-name="T1"> </text:span><text:span text:style-name="T12">ИДИО</text:span><text:span text:style-name="T1">...!!!</text:span></text:p>
      <text:p text:style-name="P69">Дискорд <text:s/>зорал одновременно со мной, прикрываясь от меня руками, когда раздался оглушительный</text:p>
      <text:p text:style-name="P69">...</text:p>
      <text:p text:style-name="P71">БАХ!!!</text:p>
      <text:p text:style-name="P70">…</text:p>
      <text:p text:style-name="P67"><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0">На лице Дискорда появилось удивлённо-мечтательное выражение и он вырубился.</text:p>
      <text:p text:style-name="P40"/>
      <text:h text:style-name="Heading_20_2" text:outline-level="2">Селестия</text:h>
      <text:p text:style-name="P53"/>
      <text:p text:style-name="P130">Включенный монитор показал схематическое изображение Селестиии, </text:p>
      <text:p text:style-name="P55">&gt;\<text:span text:style-name="T1">Привет, Селестия. Это Макс. Как себя чувствуешь?</text:span></text:p>
      <text:p text:style-name="P55">&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130"/>
      <text:p text:style-name="P56">&gt;\<text:span text:style-name="T1">Я рад, что нашёл тебя, Тия.</text:span></text:p>
      <text:p text:style-name="P56">&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44">К</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7">&gt;\<text:span text:style-name="T1">Тия, я сейчас подключу микрофон и колонки, и мы сможем общаться более удобно.</text:span></text:p>
      <text:p text:style-name="P42">…</text:p>
      <text:p text:style-name="P42">– Привет опять. Как ты меня слышишь?</text:p>
      <text:p text:style-name="P57"><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58">–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59"><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3">– Кто тут? Макс, кто ещё с тобой?</text:p>
      <text:p text:style-name="P59"><text:soft-page-break/><text:span text:style-name="T1">– Со мной Эпплджек и Флаттершай. Мы пришли сюда полгода </text:span>&lt;<text:span text:style-name="T5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0">– <text:span text:style-name="T1">Девочки? Я рада вас слышать. А Твайлайт нет рядом?</text:span></text:p>
      <text:p text:style-name="P61"><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61"><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61"><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4">– Ноутбук — так называется место, где я нахожусь сейчас? <text:span text:style-name="T64">А к</text:span>то это мычит?</text:p>
      <text:p text:style-name="P44">– Да, <text:span text:style-name="T64">ноут — </text:span>это такая тюрьма, которая... ммм... прекратит своё существование в Эквестрии <text:span text:style-name="T62">достаточно</text:span> быстро. Вместе с тобой. Мычит таки Дискорд. У него во рту кляп.</text:p>
      <text:p text:style-name="P62"><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4"><text:span text:style-name="T18">– </text:span><text:span text:style-name="T27">Мы связали его. </text:span><text:span text:style-name="T1">Он нас предал. И тебя. И Эквестрию. Всех.</text:span></text:p>
      <text:p text:style-name="P63"><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5">Я начал рассказывать о своих догадках, <text:span text:style-name="T65">и</text:span> непонимающее выражение <text:span text:style-name="T63">на лицах девушек </text:span>сменилось <text:span text:style-name="T65">удивлением.</text:span></text:p>
      <text:p text:style-name="P46">– Н<text:span text:style-name="T65">ифигасе!</text:span> – Эпплджек <text:span text:style-name="T67">уставилась на Дискорда</text:span>. – <text:span text:style-name="T65">Никогда бы не догадалась! Он</text:span>, конечно, пиз<text:span text:style-name="T47">#</text:span>обол и распи<text:span text:style-name="T47">#</text:span>дяй, но <text:span text:style-name="T65">чтоб</text:span> предатель... <text:span text:style-name="T65">Я о таком и не думала даже.</text:span></text:p>
      <text:p text:style-name="P47"><text:span text:style-name="T64">– </text:span>А зачем тогда ты <text:span text:style-name="T69">приложила</text:span> его книгой? – непонимающе уставился я на неё.</text:p>
      <text:p text:style-name="P47">– Потому что ты напал на него. Я и подумала — тебе виднее. И помогла.</text:p>
      <text:p text:style-name="P48">Флаттершай <text:span text:style-name="T66">отрицающе мотнула головой.</text:span></text:p>
      <text:p text:style-name="P49"><text:span text:style-name="T66">– </text:span>Не может Дискорд быть предателем. Он мой друг.</text:p>
      <text:p text:style-name="P49">Дискорд благодарственно замычал и закивал головой.</text:p>
      <text:p text:style-name="P5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2">Дискорд завёл глаза на лоб и обречённо завыл.</text:p>
      <text:p text:style-name="P50">– Макс, постой. Дай мне поговорить с ним. <text:span text:style-name="T68">– сказала Селестия. – Не могу поверить, что Дискорд на такое пошёл.</text:span></text:p>
      <text:p text:style-name="P52"><text:span text:style-name="T68">– </text:span>Ну хорошо. Поговори. Послушаем, что он скажет.</text:p>
      <text:p text:style-name="P52">Я красноречиво <text:span text:style-name="T70">покачал</text:span> кулак <text:span text:style-name="T70">перед его носом </text:span>и вытащил кляп.</text:p>
      <text:p text:style-name="P52">...</text:p>
      <text:p text:style-name="P74"><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5"><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48">— </text:span><text:span text:style-name="T29">получишь кляп обратно.</text:span></text:p>
      <text:p text:style-name="P76"><text:span text:style-name="T1">– Это я-то устраиваю цирк?!! Д</text:span><text:span text:style-name="T45">А</text:span><text:span text:style-name="T1"> </text:span><text:span text:style-name="T45">ТЫ</text:span><text:span text:style-name="T1"> НА СЕБЯ ПОСМОТРИ, </text:span><text:span text:style-name="T45">КЛОУН</text:span><text:span text:style-name="T1">!!! </text:span><text:span text:style-name="T30">На людей кидаешься, ч</text:span><text:span text:style-name="T1">ашками бросаешься, вон, мне нос разбил! Дерёшься...</text:span></text:p>
      <text:p text:style-name="P77"><text:soft-page-break/>Я угрожающе поднёс тряпку к лицу Дискорда.</text:p>
      <text:p text:style-name="P76"><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78">– Ой-ёй-ёй, как я испугался! – передразнил меня Дискорд. – Ещё одно слово в таком тоне, <text:span text:style-name="T78">и я таки заткнусь окончательно,</text:span> и никто никуда не уйдёт. Ни в какую Эквестрию....</text:p>
      <text:p text:style-name="P78">Дискорд демонстративно закрыл рот и посвистывая уставился в потолок.</text:p>
      <text:p text:style-name="P79"><text:span text:style-name="T76">Р</text:span>азговор зашёл в тупик.</text:p>
      <text:p text:style-name="P88"/>
      <text:p text:style-name="P95">На мониторе высветился текст:</text:p>
      <text:p text:style-name="P88">&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96"/>
      <text:p text:style-name="P97">Из колонок послышался лёгкий шорох.</text:p>
      <text:p text:style-name="P80">– <text:span text:style-name="T72">Дик</text:span>, сейчас не время для ссор. <text:span text:style-name="T71">– голос Селестии был мягким, но настойчивым. – Мы в одной лодке.</text:span></text:p>
      <text:p text:style-name="P81"><text:span text:style-name="T71">– </text:span>Тебе легко говорить! Тебе не разбивали нос и не оскорбляли угрозами!</text:p>
      <text:p text:style-name="P81">– Ты должен понимать, что у Макса были все основания так себя вести. Твоё поведение вызвало подозрения у него, ведь он мало тебя знает. </text:p>
      <text:p text:style-name="P81">К уговорам Селестии присоединилась Флаттершай.</text:p>
      <text:p text:style-name="P81">– Дискорд, миленький, прости его. <text:span text:style-name="T73">Макс хороший. Он просто не знал, что ты тоже хороший...</text:span></text:p>
      <text:p text:style-name="P82">У Дискорда покраснели уши и он засмущался <text:span text:style-name="T74">и заворчал</text:span>.</text:p>
      <text:p text:style-name="P86">– Ну ладно, чего <text:span text:style-name="T74">уж </text:span>там. Успокойтесь... <text:span text:style-name="T74">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span></text:p>
      <text:p text:style-name="P87"><text:span text:style-name="T74">Я </text:span>пропустил «дятла» мимо ушей.</text:p>
      <text:p text:style-name="P103">– <text:span text:style-name="T1">Короче, дело было так... </text:span><text:span text:style-name="T34">– Дискорд расправил плечи, насколько это было возможно с привязанными к к подлокотникам руками, и начал повествование.</text:span></text:p>
      <text:p text:style-name="P83"/>
      <text:p text:style-name="P104"><text:span text:style-name="T1">То, что наш глубокоуважаемый монарх пребывает в электронном заточении, я </text:span><text:span text:style-name="T35">понял</text:span><text:span text:style-name="T1"> сразу, как только бросил взгляд на серверную в офисе Макса. </text:span><text:span text:style-name="T36">Каюсь, сразу не сообщил об этом. </text:span><text:span text:style-name="T37">Несколькими минутами ранее </text:span><text:span text:style-name="T36">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text:span><text:span text:style-name="T40">случай</text:span><text:span text:style-name="T36">. </text:span></text:p>
      <text:p text:style-name="P104"><text:span text:style-name="T39">Кроме того, – </text:span><text:span text:style-name="T40">скосив взгляд</text:span><text:span text:style-name="T39">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pan><text:span text:style-name="T40">В любом случае я рассчитывал вернуться как раз перед открытием коридора и освободить Селестию.</text:span></text:p>
      <text:p text:style-name="P105"><text:span text:style-name="T39">Но, всё равно, главной причиной было любопытство!</text:span><text:span text:style-name="T36"> Видите ли, </text:span><text:span text:style-name="T40">коллеги</text:span><text:span text:style-name="T36">, возможность проникнуть в другой мир выпадает далеко не так часто, как в</text:span><text:span text:style-name="T40">а</text:span><text:span text:style-name="T36">м может казаться — это чертовски трудное, не гарантированное, </text:span><text:span text:style-name="T37">опасное</text:span><text:span text:style-name="T36"> и энергетически затратное дело. </text:span><text:span text:style-name="T40">Нам очень повезло, что мы проникли сюда практически без помех. Всё-таки, нам помогали сильнейшие маги Эквестрии, вдобавок, находясь в месте силы. </text:span><text:span text:style-name="T45">Ну и дорога всё-таки проторенная, что немаловажно.</text:span></text:p>
      <text:p text:style-name="P105"><text:soft-page-break/><text:span text:style-name="T40">П</text:span><text:span text:style-name="T36">отому разбрасываться такой возможностью не стоит. </text:span><text:span text:style-name="T37">Если уж теб</text:span><text:span text:style-name="T40">е повезло оказаться в новом мире</text:span><text:span text:style-name="T37"> — исследуй его сполна!..</text:span></text:p>
      <text:p text:style-name="P84">***</text:p>
      <text:p text:style-name="P106"><text:span text:style-name="T75">&lt;</text:span><text:span text:style-name="T37">сюда можно вставить похождения Дискорда — </text:span><text:span text:style-name="T46">вторая неопубликованная глава. Первая — секс с Селестией</text:span><text:span text:style-name="T75">&gt;</text:span></text:p>
      <text:p text:style-name="P85">***</text:p>
      <text:p text:style-name="P85"/>
      <text:p text:style-name="P94"><text:span text:style-name="T32">– </text:span><text:span text:style-name="T1">Развяжите мне, наконец, руки! Или хотя бы одну. </text:span><text:span text:style-name="T45">П</text:span><text:span text:style-name="T1">лечами </text:span><text:span text:style-name="T43">ж</text:span><text:span text:style-name="T1">естикулировать неудобно.... </text:span></text:p>
      <text:p text:style-name="P98">Я развязал Дискорду левую руку.</text:p>
      <text:p text:style-name="P90"><text:span text:style-name="T41">– Ну, отлично. Было интересно послушать</text:span><text:span text:style-name="T40"> </text:span><text:span text:style-name="T41">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text:span><text:span text:style-name="T45">Кому это могло быть выгодно? Кроме тебя – додумал я.</text:span></text:p>
      <text:p text:style-name="P93"><text:span text:style-name="T41">Д</text:span><text:span text:style-name="T1">искорд принялся разминать затёкшее запястье.</text:span></text:p>
      <text:p text:style-name="P90"><text:span text:style-name="T40">– </text:span><text:span text:style-name="T41">В том-то и </text:span><text:span text:style-name="T45">штука</text:span><text:span text:style-name="T41">, что я не знаю... Кто-то нам противодействует. </text:span><text:span text:style-name="T42">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text:span><text:span text:style-name="T41">Потому я и решил срочно вернуться</text:span><text:span text:style-name="T40">. <text:s/></text:span><text:span text:style-name="T41">То есть сразу </text:span><text:span text:style-name="T43">же</text:span><text:span text:style-name="T41">, как только прочитал </text:span><text:span text:style-name="T38">это ваше письмо. – Дискорд посмотрел на Флаттершай.</text:span></text:p>
      <text:p text:style-name="P91"><text:span text:style-name="T1">– Какое письмо, </text:span><text:span text:style-name="T39">Корди</text:span><text:span text:style-name="T1">? </text:span><text:span text:style-name="T39">– вскинулась до этого зачарованно слушавшая Дискорда Флаттершай.</text:span></text:p>
      <text:p text:style-name="P92"><text:span text:style-name="T1">– Ну ваше же! Вы с Эпплджек написали мне о своих </text:span><text:span text:style-name="T40">мытарствах тут</text:span><text:span text:style-name="T1">. </text:span><text:span text:style-name="T40">Вежливо так написали, спасибо...</text:span></text:p>
      <text:p text:style-name="P98">Флаттершай покрылась пунцовыми пятнами.</text:p>
      <text:p text:style-name="P98">– Я... Мы... – тут она совсем стушевалась.</text:p>
      <text:p text:style-name="P89"><text:span text:style-name="T32">– </text:span><text:span text:style-name="T37">Так а</text:span><text:span text:style-name="T1"> почему ты сказал, что никто не уйдёт в Эквестрию? – </text:span><text:span text:style-name="T37">наконец </text:span><text:span text:style-name="T1">перебила </text:span><text:span text:style-name="T37">Дискорда скуча</text:span><text:span text:style-name="T40">вшая до этого</text:span><text:span text:style-name="T37"> </text:span><text:span text:style-name="T1">Эпплджек.</text:span></text:p>
      <text:p text:style-name="P99">Дискорд уставился на неё долгим взглядом, а потом хлопнул себя по лбу.</text:p>
      <text:p text:style-name="P100">– Аааа, <text:span text:style-name="T77">ну да, </text:span>совсем забыл!!! <text:span text:style-name="T76">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а ещё я учился играть на электрогитаре и заметил, что в местных трёх минутах на два удара метронома меньше, чем в Эквестрии) </text:span><text:span text:style-name="T50">&lt;</text:span><text:span text:style-name="T59">упомянуть, что Дискорд учился играть на гитаре в Эквестрии — брал уроки у Рэйнбоу</text:span><text:span text:style-name="T50">&gt;</text:span><text:span text:style-name="T76">).</text:span><text:span text:style-name="T47"> </text:span><text:span text:style-name="T78">То есть, эквестрийские полгода немного короче местных...</text:span><text:span text:style-name="T49">&lt;</text:span><text:span text:style-name="T58">Тогда и возвращение Макса из Эквестрии тоже должно быть не через мгновение после исхода Макса, а через реальные полгода — </text:span><text:span text:style-name="T60">НО ТОГДА НЕПОНЯТНО, как он без проблем вернулся на работу </text:span><text:span text:style-name="T61">после полугода отсутствия</text:span><text:span text:style-name="T60">???</text:span><text:span text:style-name="T49">&gt;</text:span></text:p>
      <text:p text:style-name="P102">– И что? – продолжила его мысль Эпплджек.</text:p>
      <text:p text:style-name="P102">– Эквестрийские полгода <text:span text:style-name="T80">КО</text:span>-<text:span text:style-name="T80">РО</text:span>-<text:span text:style-name="T80">ЧЕ</text:span> местных. – С нажимом повторил Дискорд. – По моим подсчётам, на два дня.</text:p>
      <text:p text:style-name="P102">– <text:span text:style-name="T79">И</text:span>?!! – До меня уже дошло, но Эпплджек продолжала тупить.</text:p>
      <text:p text:style-name="P102">– Короче, времени у нас осталось что-то около пятнадцати минут. Или около того. – Заявил Дискорд, поднеся к глазам <text:span text:style-name="T81">запястье с массивными часами</text:span>.</text:p>
      <text:p text:style-name="P132">– СКОЛЬКО??? – воскликнули хором я и девушки.</text:p>
      <text:p text:style-name="P133">Дискорд открыл <text:span text:style-name="T82">было </text:span>рот, но его слова заглушил звонок в дверь.</text:p>
      <text:p text:style-name="P134">– ОТКРОЙТЕ, ПОЛИЦИЯ! Вам даётся полминуты, чтобы открыть дверь. Через тридцать секунд дверь будет выбита!</text:p>
      <text:p text:style-name="P134"><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text:p>
      <text:p text:style-name="P134">– На крышу!!! Через окно на кухне! – зашипел Дискорд, отчаянно дёргая узлы свободной рукой.</text:p>
      <text:p text:style-name="P134">– А толку? Куда мы с крыши денемся? – спросил я его </text:p>
      <text:p text:style-name="P101"/>
      <text:p text:style-name="P32"/>
      <text:p text:style-name="P31">&lt;<text:span text:style-name="T52">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51">ц</text:span><text:span text:style-name="T52">-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37"/>
      <text:p text:style-name="P31"><text:span text:style-name="T52">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3">&gt;</text:span></text:p>
      <text:p text:style-name="P29"/>
      <text:list xml:id="list201829634160985" text:continue-list="list8580847828523324818" text:style-name="L3">
        <text:list-header>
          <text:p text:style-name="P123"/>
        </text:list-header>
      </text:list>
      <text:p text:style-name="P2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text:soft-page-break/>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9"/>
      <text:p text:style-name="P29"/>
      <text:p text:style-name="P29"/>
      <text:p text:style-name="P29"/>
      <text:p text:style-name="P29"/>
      <text:p text:style-name="P29">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9">. - Не сейчас. В другой книге.\u003e.\n- Сюда бы Твайлайт. Она бы придумала что-нибудь. - Прошептала Флаттершай.\n- Если бы в проход вошла Твайлайт вмес</text:p>
      <text:p text:style-name="P29">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9">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9"><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9">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9">ться.\n- Дискорд! Я, то есть! - Воскликнул Дискорд. - Нам нужно поторопиться.\nНо дни проходили, а поиски были безрезультатными. Идей ни у кого не было.</text:p>
      <text:p text:style-name="P29"><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9">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9">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9">ржка. Я не могу на два станка работать.\n- Да не вопрос, Дженезис задвинь пока подальше. Всё равно <text:soft-page-break/>там кастомер в трансе пока.\nАлекс ушёл, помахивая чё</text:p>
      <text:p text:style-name="P29">тками.\n...\nНа экране выскочило знакомое приглашение.\n- Привет, Нексус.\n- Привет.\n- Как самочувствие?\n- Плохо. Чувствую себя не в своей тарелке.\n-</text:p>
      <text:p text:style-name="P29"><text:s/>А где твоя тарелка?\n- В Эквестрии, Макс.\n- Ты???\n- Да, я. Селестия.\n\nТы могла бы и не околдовывать меня. Я и так сделал бы всё, от меня зависящее,</text:p>
      <text:p text:style-name="P29"><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9">твоём случае мне интереснее был процесс, а не результат. Я и так знала, что ты поможешь нам.\n\n- Как мне освободить тебя?\n- Просто выключи комп.\n(ухо</text:p>
      <text:p text:style-name="P29">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9">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9">. Сил Твайлайт и Луны не хватает. Я зависаю в пространстве между мирами - встречаю Анакорна.\nРазговор с Анакорном.\n\n\nЗемля\n\nЯ открыл глаза. Чёрт,</text:p>
      <text:p text:style-name="P29">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9">скиз РД.\nДа, и начну, наконец фантазию. А то всё собираюсь, да времени нет. \nИ назову её... скажем… “Последний Фанфик”...\n\n-\nАнакорн объясняет, поч</text:p>
      <text:p text:style-name="P29">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9">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9">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9">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9"><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9">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9">абилизации.\nСильнейшие демиурги создают миры с нуля, но Анакорн не из таких</text:p>
      <text:p text:style-name="P29"/>
      <text:p text:style-name="P3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15T20:18:29.348000000</dc:date>
    <meta:editing-duration>P16DT16H35M8S</meta:editing-duration>
    <meta:editing-cycles>109</meta:editing-cycles>
    <meta:generator>LibreOffice/4.1.2.3$Windows_x86 LibreOffice_project/40b2d7fde7e8d2d7bc5a449dc65df4d08a7dd38</meta:generator>
    <meta:document-statistic meta:table-count="0" meta:image-count="0" meta:object-count="0" meta:page-count="62" meta:paragraph-count="510" meta:word-count="36479" meta:character-count="247456" meta:non-whitespace-character-count="211118"/>
  </office:meta>
</office:document-meta>
</file>